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Resources.getResourcePaths( String resourc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hainResources.parseWebResources( ServletContext context , String resources , ConfigParser pars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hainResources.parseClassResources( Catalog catalog , String resources , ConfigParser pars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hainResources.parseClassResources( String resources , ConfigParser pars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hainResources.parseWebResources( Catalog catalog , ServletContext context , String resources , ConfigParser pars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